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" svg:font-family="標楷體" style:font-adornments="粗體" style:font-family-generic="script" style:font-pitch="fixed"/>
    <style:font-face style:name="Lobster1" svg:font-family="Lobster" style:font-adornments="標準" style:font-pitch="variable"/>
    <style:font-face style:name="Lobster2" svg:font-family="Lobster" style:font-adornments="粗體" style:font-pitch="variable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adornments="標準" style:font-family-generic="script" style:font-pitch="variable"/>
    <style:font-face style:name="Comic Sans MS" svg:font-family="'Comic Sans MS'" style:font-adornments="粗體" style:font-family-generic="script" style:font-pitch="variable"/>
    <style:font-face style:name="標楷體5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obster3" svg:font-family="Lobster" style:font-family-generic="system" style:font-pitch="variable"/>
    <style:font-face style:name="Lobster" svg:font-family="Lobster" style:font-adornments="標準" style:font-family-generic="system" style:font-pitch="variable"/>
    <style:font-face style:name="Lobster4" svg:font-family="Lobster" style:font-adornments="粗體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6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3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r8" style:family="presentation" style:parent-style-name="Vivid2-subtitle">
      <style:graphic-properties draw:fill-color="#ffffff" fo:min-height="12.19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[名稱]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60112鍾定栩</text:p>
            <text:p text:style-name="P1">[YYYY/MM/DD]製作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1</text:p>
              </text:list-item>
              <text:list-item>
                <text:p>內容名稱<text:tab/><text:tab/><text:tab/><text:tab/>P.3</text:p>
              </text:list-item>
              <text:list-item>
                <text:p>課程重點/目標<text:tab/>P.4</text:p>
              </text:list-item>
              <text:list-item>
                <text:p>使用材料<text:tab/><text:tab/><text:tab/><text:tab/>P.5</text:p>
              </text:list-item>
              <text:list-item>
                <text:p>活動/結構<text:tab/><text:tab/><text:tab/>P.6</text:p>
              </text:list-item>
            </text:list>
          </draw:text-box>
        </draw:frame>
        <draw:frame presentation:style-name="pr5" draw:text-style-name="P5" draw:layer="layout" svg:width="12.199cm" svg:height="9.75cm" svg:x="14.31cm" svg:y="4cm" presentation:class="outline">
          <draw:text-box>
            <text:list text:style-name="L2">
              <text:list-item>
                <text:p text:style-name="P5">我的深入探討<text:tab/><text:tab/>P.7</text:p>
                <text:list>
                  <text:list-item>
                    <text:p text:style-name="P5">[a]<text:tab/><text:tab/><text:tab/><text:tab/><text:tab/><text:tab/>P.7</text:p>
                  </text:list-item>
                  <text:list-item>
                    <text:p text:style-name="P5">[b]<text:tab/><text:tab/><text:tab/><text:tab/><text:tab/><text:tab/>P.</text:p>
                  </text:list-item>
                  <text:list-item>
                    <text:p text:style-name="P5">[c]<text:tab/><text:tab/><text:tab/><text:tab/><text:tab/><text:tab/>P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7" draw:text-style-name="P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7" draw:text-style-name="P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7" draw:text-style-name="P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7" draw:text-style-name="P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[a]</text:p>
          </draw:text-box>
        </draw:frame>
        <draw:frame presentation:style-name="pr7" draw:text-style-name="P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[b]</text:p>
          </draw:text-box>
        </draw:frame>
        <draw:frame presentation:style-name="pr7" draw:text-style-name="P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[c]</text:p>
          </draw:text-box>
        </draw:frame>
        <draw:frame presentation:style-name="pr7" draw:text-style-name="P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2" presentation:presentation-page-layout-name="AL4T32" presentation:use-date-time-name="dtd1">
        <office:forms form:automatic-focus="false" form:apply-design-mode="false"/>
        <draw:frame presentation:style-name="pr8" draw:text-style-name="P7" draw:layer="layout" svg:width="25.199cm" svg:height="12.191cm" svg:x="1.397cm" svg:y="1.752cm" presentation:class="subtitle" presentation:user-transformed="true">
          <draw:text-box>
            <text:p><text:span text:style-name="T1">我的報告到此結束，謝謝大家！</text:span></text:p>
            <text:p><text:span text:style-name="T1">Thank you for listening!</text:span></text:p>
            <text:p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標楷體" svg:font-family="標楷體" style:font-adornments="粗體" style:font-family-generic="script" style:font-pitch="fixed"/>
    <style:font-face style:name="Lobster1" svg:font-family="Lobster" style:font-adornments="標準" style:font-pitch="variable"/>
    <style:font-face style:name="Lobster2" svg:font-family="Lobster" style:font-adornments="粗體" style:font-pitch="variable"/>
    <style:font-face style:name="Source Sans Pro1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1" svg:font-family="'Comic Sans MS'" style:font-adornments="標準" style:font-family-generic="script" style:font-pitch="variable"/>
    <style:font-face style:name="Comic Sans MS" svg:font-family="'Comic Sans MS'" style:font-adornments="粗體" style:font-family-generic="script" style:font-pitch="variable"/>
    <style:font-face style:name="標楷體5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Lobster3" svg:font-family="Lobster" style:font-family-generic="system" style:font-pitch="variable"/>
    <style:font-face style:name="Lobster" svg:font-family="Lobster" style:font-adornments="標準" style:font-family-generic="system" style:font-pitch="variable"/>
    <style:font-face style:name="Lobster4" svg:font-family="Lobster" style:font-adornments="粗體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6" svg:font-family="標楷體" style:font-family-generic="system" style:font-pitch="variable"/>
    <style:font-face style:name="標楷體8" svg:font-family="標楷體" style:font-adornments="標準" style:font-family-generic="system" style:font-pitch="variable"/>
    <style:font-face style:name="標楷體3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" fo:font-family="'Comic Sans MS'" style:font-style-name="粗體" style:font-family-generic="script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1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2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style:use-window-font-color="true" loext:opacity="0%" style:text-outline="false" style:text-line-through-style="none" style:text-line-through-type="none" style:font-name="Comic Sans MS1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1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2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1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2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10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10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10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0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19:27:29.922000000</meta:creation-date>
    <meta:editing-duration>PT46M11S</meta:editing-duration>
    <meta:editing-cycles>18</meta:editing-cycles>
    <meta:generator>LibreOffice/7.1.6.2$Windows_X86_64 LibreOffice_project/0e133318fcee89abacd6a7d077e292f1145735c3</meta:generator>
    <dc:title>Vivid</dc:title>
    <dc:date>2022-12-21T19:15:37.667000000</dc:date>
    <meta:document-statistic meta:object-count="84"/>
  </office:meta>
</office:document-meta>
</file>